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84c80" officeooo:paragraph-rsid="00084c80"/>
    </style:style>
    <style:style style:name="P2" style:family="paragraph" style:parent-style-name="Standard">
      <style:text-properties officeooo:rsid="00084c80" officeooo:paragraph-rsid="000a22bb"/>
    </style:style>
    <style:style style:name="P3" style:family="paragraph" style:parent-style-name="Standard">
      <style:text-properties officeooo:rsid="00084c80" officeooo:paragraph-rsid="000b073c"/>
    </style:style>
    <style:style style:name="T1" style:family="text">
      <style:text-properties officeooo:rsid="0009041d"/>
    </style:style>
    <style:style style:name="T2" style:family="text">
      <style:text-properties officeooo:rsid="000a22bb"/>
    </style:style>
    <style:style style:name="T3" style:family="text">
      <style:text-properties officeooo:rsid="000b073c"/>
    </style:style>
    <style:style style:name="T4" style:family="text">
      <style:text-properties officeooo:rsid="000ea7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hree variables:</text:p>
      <text:p text:style-name="P1"/>
      <text:p text:style-name="P1"><text:s text:c="3"/><text:span text:style-name="T4">MLP Cut (L): 0.78</text:span></text:p>
      <text:p text:style-name="P1"/>
      <text:p text:style-name="P2"><text:span text:style-name="T2">2</text:span>0% <text:s text:c="2"/>Mixed events <text:s text:c="16"/></text:p>
      <text:p text:style-name="P2"/>
      <text:p text:style-name="P2"><text:s text:c="23"/>Efficiency <text:s text:c="22"/>Purity</text:p>
      <text:p text:style-name="P2"/>
      <text:p text:style-name="P2">Cut based : <text:s text:c="7"/>8<text:span text:style-name="T2">8.3</text:span>% <text:s text:c="27"/><text:span text:style-name="T2">11.0</text:span>%</text:p>
      <text:p text:style-name="P2"/>
      <text:p text:style-name="P2">MLP based: <text:s text:c="8"/>1<text:span text:style-name="T2">0.0</text:span>% <text:s text:c="25"/><text:span text:style-name="T2">32.2</text:span>%</text:p>
      <text:p text:style-name="P2"/>
      <text:p text:style-name="P1"><text:s/></text:p>
      <text:p text:style-name="P1">40% <text:s text:c="2"/>Mixed events <text:s text:c="16"/></text:p>
      <text:p text:style-name="P1"/>
      <text:p text:style-name="P1"><text:s text:c="23"/>Efficiency <text:s text:c="22"/>Purity</text:p>
      <text:p text:style-name="P1"/>
      <text:p text:style-name="P1">Cut based : <text:s text:c="7"/>89.2% <text:s text:c="27"/>24.3%</text:p>
      <text:p text:style-name="P1"/>
      <text:p text:style-name="P1">MLP based: <text:s text:c="8"/>13.3% <text:s text:c="25"/>57%</text:p>
      <text:p text:style-name="P1"/>
      <text:p text:style-name="P1"/>
      <text:p text:style-name="P1">60% <text:s text:c="2"/>Mixed events</text:p>
      <text:p text:style-name="P1"/>
      <text:p text:style-name="P1"><text:s text:c="24"/>Efficiency <text:s text:c="22"/>Purity</text:p>
      <text:p text:style-name="P1"/>
      <text:p text:style-name="P1">Cut based : <text:s text:c="7"/><text:span text:style-name="T1">90.2</text:span>% <text:s text:c="27"/><text:span text:style-name="T1">42</text:span>%</text:p>
      <text:p text:style-name="P1"/>
      <text:p text:style-name="P1">MLP based: <text:s text:c="6"/>1<text:span text:style-name="T1">8</text:span>% <text:s text:c="30"/><text:span text:style-name="T1">74</text:span>%</text:p>
      <text:p text:style-name="P1"/>
      <text:p text:style-name="P3"><text:span text:style-name="T3">8</text:span>0% <text:s text:c="2"/>Mixed events</text:p>
      <text:p text:style-name="P3"/>
      <text:p text:style-name="P3"><text:s text:c="24"/>Efficiency <text:s text:c="22"/>Purity</text:p>
      <text:p text:style-name="P3"/>
      <text:p text:style-name="P3">Cut based : <text:s text:c="7"/><text:span text:style-name="T1">90.2</text:span>% <text:s text:c="27"/><text:span text:style-name="T1">42</text:span>%</text:p>
      <text:p text:style-name="P3"/>
      <text:p text:style-name="P3">MLP based: <text:s text:c="6"/>1<text:span text:style-name="T1">8</text:span>% <text:s text:c="30"/><text:span text:style-name="T1">74</text:span>%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12T13:49:37.651382133</meta:creation-date>
    <dc:date>2022-07-12T14:16:25.027714327</dc:date>
    <meta:editing-duration>PT26M46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9" meta:word-count="62" meta:character-count="833" meta:non-whitespace-character-count="287"/>
  </office:meta>
</office:document-meta>
</file>